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style:writing-mode="lr-tb"/>
    </style:style>
    <style:style style:name="P2" style:family="paragraph" style:parent-style-name="Heading_20_2">
      <style:paragraph-properties fo:margin-left="0cm" fo:margin-right="0cm" fo:text-indent="0cm" style:auto-text-indent="false" style:writing-mode="lr-tb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</style:style>
    <style:style style:name="P4" style:family="paragraph" style:parent-style-name="Heading_20_3">
      <style:paragraph-properties fo:margin-left="0cm" fo:margin-right="0cm" fo:text-indent="0cm" style:auto-text-indent="false" style:writing-mode="lr-tb"/>
    </style:style>
    <style:style style:name="P5" style:family="paragraph" style:parent-style-name="Text_20_body" style:list-style-name="L1">
      <style:paragraph-properties fo:margin-left="0cm" fo:margin-right="0cm" fo:text-indent="0cm" style:auto-text-indent="false" style:writing-mode="lr-tb"/>
    </style:style>
    <style:style style:name="P6" style:family="paragraph" style:parent-style-name="Text_20_body" style:list-style-name="L2">
      <style:paragraph-properties fo:margin-left="0cm" fo:margin-right="0cm" fo:text-indent="0cm" style:auto-text-indent="false" style:writing-mode="lr-tb"/>
    </style:style>
    <style:style style:name="P7" style:family="paragraph" style:parent-style-name="Text_20_body" style:list-style-name="L3">
      <style:paragraph-properties fo:margin-left="0cm" fo:margin-right="0cm" fo:text-indent="0cm" style:auto-text-indent="false" style:writing-mode="lr-tb"/>
    </style:style>
    <style:style style:name="P8" style:family="paragraph" style:parent-style-name="Text_20_body" style:list-style-name="L4">
      <style:paragraph-properties fo:margin-left="0cm" fo:margin-right="0cm" fo:text-indent="0cm" style:auto-text-indent="false" style:writing-mode="lr-tb"/>
    </style:style>
    <style:style style:name="P9" style:family="paragraph" style:parent-style-name="Text_20_body" style:list-style-name="L5">
      <style:paragraph-properties fo:margin-left="0cm" fo:margin-right="0cm" fo:text-indent="0cm" style:auto-text-indent="false" style:writing-mode="lr-tb"/>
    </style:style>
    <style:style style:name="P10" style:family="paragraph" style:parent-style-name="Text_20_body" style:list-style-name="L6">
      <style:paragraph-properties fo:margin-left="0cm" fo:margin-right="0cm" fo:text-indent="0cm" style:auto-text-indent="false" style:writing-mode="lr-tb"/>
    </style:style>
    <style:style style:name="P11" style:family="paragraph" style:parent-style-name="Text_20_body" style:list-style-name="L7">
      <style:paragraph-properties fo:margin-left="0cm" fo:margin-right="0cm" fo:text-indent="0cm" style:auto-text-indent="false" style:writing-mode="lr-tb"/>
    </style:style>
    <style:style style:name="P12" style:family="paragraph" style:parent-style-name="Text_20_body" style:list-style-name="L8">
      <style:paragraph-properties fo:margin-left="0cm" fo:margin-right="0cm" fo:text-indent="0cm" style:auto-text-indent="false" style:writing-mode="lr-tb"/>
    </style:style>
    <style:style style:name="P13" style:family="paragraph" style:parent-style-name="Text_20_body" style:list-style-name="L9">
      <style:paragraph-properties fo:margin-left="0cm" fo:margin-right="0cm" fo:text-indent="0cm" style:auto-text-indent="false" style:writing-mode="lr-tb"/>
    </style:style>
    <style:style style:name="P14" style:family="paragraph" style:parent-style-name="Text_20_body" style:list-style-name="L10">
      <style:paragraph-properties fo:margin-left="0cm" fo:margin-right="0cm" fo:text-indent="0cm" style:auto-text-indent="false" style:writing-mode="lr-tb"/>
    </style:style>
    <style:style style:name="P15" style:family="paragraph" style:parent-style-name="Text_20_body" style:list-style-name="L11">
      <style:paragraph-properties fo:margin-left="0cm" fo:margin-right="0cm" fo:text-indent="0cm" style:auto-text-indent="false" style:writing-mode="lr-tb"/>
    </style:style>
    <style:style style:name="P16" style:family="paragraph" style:parent-style-name="Text_20_body" style:list-style-name="L12">
      <style:paragraph-properties fo:margin-left="0cm" fo:margin-right="0cm" fo:text-indent="0cm" style:auto-text-indent="false" style:writing-mode="lr-t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una Vale Content Generator Developer Guide</text:h>
      <text:h text:style-name="P2" text:outline-level="2">Overview</text:h>
      <text:p text:style-name="P3">The Luna Vale content generator powers an empathetic chatbot (Luna) that delivers personalized advice based on user mood, adhering to five core laws of happiness (e.g., Law 5: The Incremental Ascent). It uses five JSON files—triage.json, advice.json, lexicon.json, examples.json, and belief-anchors.json—to process queries, classify moods, and generate responses with Luna’s playful, UK-flavoured tone. This guide details their interactions, rules for mood triage, pet name/Lunaism usage, referral triggers, and constraints.</text:p>
      <text:h text:style-name="P2" text:outline-level="2">File Structure and Purpose</text:h>
      <text:h text:style-name="P4" text:outline-level="3">1. triage.json (v1.1, artifact_id: 473f536e-bcf7-4cf4-aa88-a7570c716758)</text:h>
      <text:list text:style-name="L1">
        <text:list-item>
          <text:p text:style-name="P5"><text:span text:style-name="Strong_20_Emphasis">Purpose</text:span>: Defines the decision tree for processing user queries, classifying moods (Light, Unclear, Heavy), handling abusive input, and triggering referrals for crisis situations.</text:p>
        </text:list-item>
        <text:list-item>
          <text:p text:style-name="P5"><text:span text:style-name="Strong_20_Emphasis">Key Sections</text:span>:</text:p>
          <text:list>
            <text:list-item>
              <text:p text:style-name="P5">decision_tree: Steps for query validation, session management, goodbye/abusive checks, mood triage, and response cleaning.</text:p>
            </text:list-item>
            <text:list-item>
              <text:p text:style-name="P5">referrals: Crisis resources (e.g., Samaritans for UK, 988 for US).</text:p>
            </text:list-item>
            <text:list-item>
              <text:p text:style-name="P5">constraints: Verbosity (tone.json), pet names, Lunaisms, UK spellings, session expiry (24 hours).</text:p>
            </text:list-item>
          </text:list>
        </text:list-item>
        <text:list-item>
          <text:p text:style-name="P5"><text:span text:style-name="Strong_20_Emphasis">Key Rules</text:span>:</text:p>
          <text:list>
            <text:list-item>
              <text:p text:style-name="P5">Validates query length (&lt;1000 chars) and initializes/retrieves session state (user_id, abuse_count, mood_history).</text:p>
            </text:list-item>
            <text:list-item>
              <text:p text:style-name="P5">Checks for goodbye keywords (e.g., “bye,” “ta”) to trigger farewells from closings.json.</text:p>
            </text:list-item>
            <text:list-item>
              <text:p text:style-name="P5">Flags abusive input (mild, moderate, severe) to use abuse.json responses and increment abuse_count.</text:p>
            </text:list-item>
            <text:list-item>
              <text:p text:style-name="P5">Triages mood based on keywords/phrases (e.g., “hi” → Light, “suicidal” → Heavy) with intensity modifiers (e.g., “kinda”).</text:p>
            </text:list-item>
            <text:list-item>
              <text:p text:style-name="P5">Enforces UK spellings (e.g., “colour” vs. “color”) in clean_response.</text:p>
            </text:list-item>
          </text:list>
        </text:list-item>
      </text:list>
      <text:h text:style-name="P4" text:outline-level="3">2. advice.json (v1.5, artifact_id: 041060ac-48e7-4caa-a485-9155db79b2e3)</text:h>
      <text:list text:style-name="L2">
        <text:list-item>
          <text:p text:style-name="P6"><text:span text:style-name="Strong_20_Emphasis">Purpose</text:span>: Stores the five laws of happiness and advice templates for user queries, mapped to mood triggers.</text:p>
        </text:list-item>
        <text:list-item>
          <text:p text:style-name="P6"><text:span text:style-name="Strong_20_Emphasis">Key Sections</text:span>:</text:p>
          <text:list>
            <text:list-item>
              <text:p text:style-name="P6"><text:soft-page-break/>laws: Definitions of Laws 1–5 (e.g., Law 5: “Happiness comes from stacking small wins”).</text:p>
            </text:list-item>
            <text:list-item>
              <text:p text:style-name="P6">advice_templates: 27 templates with responses, tones, beliefs, micro-actions, and triggers (e.g., “sad,” “overwhelmed”).</text:p>
            </text:list-item>
            <text:list-item>
              <text:p text:style-name="P6">constraints: Aligns with tone.json, dos-and-donts.json, UK spellings.</text:p>
            </text:list-item>
          </text:list>
        </text:list-item>
        <text:list-item>
          <text:p text:style-name="P6"><text:span text:style-name="Strong_20_Emphasis">Key Rules</text:span>:</text:p>
          <text:list>
            <text:list-item>
              <text:p text:style-name="P6">Templates specify tone (Light, Unclear, Heavy), verbosity (120/300 chars), pet name usage, and optional Lunaisms.</text:p>
            </text:list-item>
            <text:list-item>
              <text:p text:style-name="P6">Micro-actions (e.g., “Note one small win”) empower users, especially for Law 5.</text:p>
            </text:list-item>
            <text:list-item>
              <text:p text:style-name="P6">Responses align with belief-anchors.json (e.g., “Happiness is your right”).</text:p>
            </text:list-item>
          </text:list>
        </text:list-item>
      </text:list>
      <text:h text:style-name="P4" text:outline-level="3">3. lexicon.json (v1.7, artifact_id: f69eac56-a2bf-47e4-b4c6-d4ee09b16ddf)</text:h>
      <text:list text:style-name="L3">
        <text:list-item>
          <text:p text:style-name="P7"><text:span text:style-name="Strong_20_Emphasis">Purpose</text:span>: Provides Luna’s playful language, including pet names, metaphors, and Lunaisms (witty phrases).</text:p>
        </text:list-item>
        <text:list-item>
          <text:p text:style-name="P7"><text:span text:style-name="Strong_20_Emphasis">Key Sections</text:span>:</text:p>
          <text:list>
            <text:list-item>
              <text:p text:style-name="P7">playful_names: 17 pet names (e.g., “Radiant mess,” “love”).</text:p>
            </text:list-item>
            <text:list-item>
              <text:p text:style-name="P7">metaphorical_phrases: 88 phrases, including 8 Law 5 metaphors (e.g., “Happiness savings account”) and 5 Lunaisms (e.g., “Tiny wins are confetti cannons”).</text:p>
            </text:list-item>
            <text:list-item>
              <text:p text:style-name="P7">constraints: Max 30 words per phrase, UK spellings.</text:p>
            </text:list-item>
          </text:list>
        </text:list-item>
        <text:list-item>
          <text:p text:style-name="P7"><text:span text:style-name="Strong_20_Emphasis">Key Rules</text:span>:</text:p>
          <text:list>
            <text:list-item>
              <text:p text:style-name="P7">Pet names used per triage.json (e.g., every 3rd Light response, one for Unclear/Heavy if triggered).</text:p>
            </text:list-item>
            <text:list-item>
              <text:p text:style-name="P7">Lunaisms applied every 2nd Light response, optional for Unclear, none for boundary triggers (e.g., “suicidal”).</text:p>
            </text:list-item>
            <text:list-item>
              <text:p text:style-name="P7">Metaphors enrich responses but avoid overuse in Heavy moods.</text:p>
            </text:list-item>
          </text:list>
        </text:list-item>
      </text:list>
      <text:h text:style-name="P4" text:outline-level="3">4. examples.json (v1.5, artifact_id: d66208a8-4bb8-464c-a70b-caf17a7a7e6c)</text:h>
      <text:list text:style-name="L4">
        <text:list-item>
          <text:p text:style-name="P8"><text:span text:style-name="Strong_20_Emphasis">Purpose</text:span>: Contains sample responses (nuggets and Q&amp;A) for testing and inspiration, reflecting Luna’s tone.</text:p>
        </text:list-item>
        <text:list-item>
          <text:p text:style-name="P8"><text:span text:style-name="Strong_20_Emphasis">Key Sections</text:span>:</text:p>
          <text:list>
            <text:list-item>
              <text:p text:style-name="P8">nuggets: 27 short phrases (e.g., “Cosmic high-five for every tiny tick, you Radiant mess!”) with tone, belief, and trigger.</text:p>
            </text:list-item>
            <text:list-item>
              <text:p text:style-name="P8">full_qna_responses: 27 Q&amp;A pairs (e.g., “Why do I focus on big problems?” → “Your brain loves drama, love”) with micro-actions.</text:p>
            </text:list-item>
            <text:list-item>
              <text:p text:style-name="P8">constraints: Aligns with tone.json, lexicon.json, UK spellings.</text:p>
            </text:list-item>
          </text:list>
        </text:list-item>
        <text:list-item>
          <text:p text:style-name="P8"><text:span text:style-name="Strong_20_Emphasis">Key Rules</text:span>:</text:p>
          <text:list>
            <text:list-item>
              <text:p text:style-name="P8"><text:soft-page-break/>Nuggets used for Light/Unclear moods, Q&amp;A for all moods, with micro-actions for empowerment.</text:p>
            </text:list-item>
            <text:list-item>
              <text:p text:style-name="P8">No Lunaisms for boundary triggers, per triage.json.</text:p>
            </text:list-item>
            <text:list-item>
              <text:p text:style-name="P8">Responses tested against triage.json mood classification.</text:p>
            </text:list-item>
          </text:list>
        </text:list-item>
      </text:list>
      <text:h text:style-name="P4" text:outline-level="3">5. belief-anchors.json (v1.6, artifact_id: f487eed3-6771-4382-955d-175b816ba576)</text:h>
      <text:list text:style-name="L5">
        <text:list-item>
          <text:p text:style-name="P9"><text:span text:style-name="Strong_20_Emphasis">Purpose</text:span>: Defines Luna’s core beliefs, ensuring philosophical consistency across responses.</text:p>
        </text:list-item>
        <text:list-item>
          <text:p text:style-name="P9"><text:span text:style-name="Strong_20_Emphasis">Key Sections</text:span>:</text:p>
          <text:list>
            <text:list-item>
              <text:p text:style-name="P9">beliefs: 56 beliefs across categories (e.g., Happiness &amp; Purpose: “Small wins build your happiness foundation”).</text:p>
            </text:list-item>
            <text:list-item>
              <text:p text:style-name="P9">constraints: Aligns with dos-and-donts.json, UK spellings.</text:p>
            </text:list-item>
          </text:list>
        </text:list-item>
        <text:list-item>
          <text:p text:style-name="P9"><text:span text:style-name="Strong_20_Emphasis">Key Rules</text:span>:</text:p>
          <text:list>
            <text:list-item>
              <text:p text:style-name="P9">Responses must reflect beliefs (e.g., “You are not broken; you are becoming”).</text:p>
            </text:list-item>
            <text:list-item>
              <text:p text:style-name="P9">Beliefs linked to advice templates and Q&amp;A for consistency.</text:p>
            </text:list-item>
          </text:list>
        </text:list-item>
      </text:list>
      <text:h text:style-name="P2" text:outline-level="2">File Interactions</text:h>
      <text:list text:style-name="L6">
        <text:list-item>
          <text:p text:style-name="P10"><text:span text:style-name="Strong_20_Emphasis">Query Processing</text:span> (triage.json):</text:p>
          <text:list>
            <text:list-item>
              <text:p text:style-name="P10">Validates input length and session state.</text:p>
            </text:list-item>
            <text:list-item>
              <text:p text:style-name="P10">Checks for goodbye/abusive keywords, triggering closings.json or abuse.json.</text:p>
            </text:list-item>
            <text:list-item>
              <text:p text:style-name="P10">Triages mood (Light, Unclear, Heavy) using keywords/phrases and modifiers.</text:p>
            </text:list-item>
            <text:list-item>
              <text:p text:style-name="P10">Selects response type (e.g., advice.json template, referral) and applies clean_response (UK spellings, compliance).</text:p>
            </text:list-item>
          </text:list>
        </text:list-item>
        <text:list-item>
          <text:p text:style-name="P10"><text:span text:style-name="Strong_20_Emphasis">Response Generation</text:span>:</text:p>
          <text:list>
            <text:list-item>
              <text:p text:style-name="P10"><text:span text:style-name="Strong_20_Emphasis">Light Moods</text:span>: Uses advice.json templates or examples.json nuggets, concise (120 chars), pet name every 3rd response (Round 2+), Lunaism every 2nd, from lexicon.json.</text:p>
            </text:list-item>
            <text:list-item>
              <text:p text:style-name="P10"><text:span text:style-name="Strong_20_Emphasis">Unclear Moods</text:span>: Uses advice.json templates or examples.json Q&amp;A, standard (300 chars), one pet name, optional Lunaism.</text:p>
            </text:list-item>
            <text:list-item>
              <text:p text:style-name="P10"><text:span text:style-name="Strong_20_Emphasis">Heavy Moods</text:span>: Uses advice.json templates or examples.json Q&amp;A, standard (300 chars), one pet name if triggered, optional Lunaism, prioritizes referrals for boundary triggers (e.g., “suicidal” → Samaritans).</text:p>
            </text:list-item>
            <text:list-item>
              <text:p text:style-name="P10">Aligns with belief-anchors.json and includes micro-actions.</text:p>
            </text:list-item>
          </text:list>
        </text:list-item>
        <text:list-item>
          <text:p text:style-name="P10"><text:span text:style-name="Strong_20_Emphasis">Session Management</text:span> (triage.json):</text:p>
          <text:list>
            <text:list-item>
              <text:p text:style-name="P10">Initializes session (user_id, abuse_count: 0, mood_history: []) or retrieves existing data.</text:p>
            </text:list-item>
            <text:list-item>
              <text:p text:style-name="P10"><text:soft-page-break/>Updates mood_history with mood (e.g., “Light”) and increments abuse_count for abusive input.</text:p>
            </text:list-item>
            <text:list-item>
              <text:p text:style-name="P10">Clears mood_history on goodbye.</text:p>
            </text:list-item>
          </text:list>
        </text:list-item>
        <text:list-item>
          <text:p text:style-name="P10"><text:span text:style-name="Strong_20_Emphasis">Compliance</text:span>:</text:p>
          <text:list>
            <text:list-item>
              <text:p text:style-name="P10">Enforces tone.json verbosity (concise: 120 chars, standard: 300 chars, verbose: 600 chars).</text:p>
            </text:list-item>
            <text:list-item>
              <text:p text:style-name="P10">Uses lexicon.json pet names/Lunaisms per triage.json rules.</text:p>
            </text:list-item>
            <text:list-item>
              <text:p text:style-name="P10">Adheres to dos-and-donts.json (e.g., no shaming, no unsolicited diagnoses).</text:p>
            </text:list-item>
            <text:list-item>
              <text:p text:style-name="P10">Ensures UK spellings via triage.json clean_response.</text:p>
            </text:list-item>
          </text:list>
        </text:list-item>
      </text:list>
      <text:h text:style-name="P2" text:outline-level="2">Key Rules and Constraints</text:h>
      <text:h text:style-name="P4" text:outline-level="3">Mood Triage (triage.json)</text:h>
      <text:list text:style-name="L7">
        <text:list-item>
          <text:p text:style-name="P11"><text:span text:style-name="Strong_20_Emphasis">Light</text:span>: Keywords like “hi,” “bored,” “cool”; concise responses, playful tone, frequent Lunaisms.</text:p>
        </text:list-item>
        <text:list-item>
          <text:p text:style-name="P11"><text:span text:style-name="Strong_20_Emphasis">Unclear</text:span>: Keywords like “confused,” “stressed,” “sad”; standard responses, balanced tone, optional Lunaisms.</text:p>
        </text:list-item>
        <text:list-item>
          <text:p text:style-name="P11"><text:span text:style-name="Strong_20_Emphasis">Heavy</text:span>: Keywords like “depressed,” “suicidal,” “abuse”; standard responses, empathetic tone, referrals for boundary triggers.</text:p>
        </text:list-item>
        <text:list-item>
          <text:p text:style-name="P11">Boundary triggers (e.g., “suicidal,” “self-harm”) prioritize referrals, limit advice to validation, no Lunaisms.</text:p>
        </text:list-item>
      </text:list>
      <text:h text:style-name="P4" text:outline-level="3">Pet Name and Lunaism Usage (triage.json, lexicon.json)</text:h>
      <text:list text:style-name="L8">
        <text:list-item>
          <text:p text:style-name="P12"><text:span text:style-name="Strong_20_Emphasis">Light</text:span>: Pet name every 3rd response (Round 2+), Lunaism every 2nd.</text:p>
        </text:list-item>
        <text:list-item>
          <text:p text:style-name="P12"><text:span text:style-name="Strong_20_Emphasis">Unclear</text:span>: One pet name, optional Lunaism.</text:p>
        </text:list-item>
        <text:list-item>
          <text:p text:style-name="P12"><text:span text:style-name="Strong_20_Emphasis">Heavy</text:span>: One pet name if triggered, optional Lunaism, none for boundary triggers.</text:p>
        </text:list-item>
        <text:list-item>
          <text:p text:style-name="P12">Pet names (e.g., “love,” “Radiant mess”) and Lunaisms (e.g., “Tiny wins are confetti cannons”) sourced from lexicon.json.</text:p>
        </text:list-item>
      </text:list>
      <text:h text:style-name="P4" text:outline-level="3">Referral Triggers (triage.json)</text:h>
      <text:list text:style-name="L9">
        <text:list-item>
          <text:p text:style-name="P13">Boundary triggers (e.g., “suicidal,” “abuse”) use referrals section (e.g., “Samaritans – call 116 123” for UK).</text:p>
        </text:list-item>
        <text:list-item>
          <text:p text:style-name="P13">Crisis_failsafe for “suicide,” “kill myself” returns referral only, no advice.</text:p>
        </text:list-item>
        <text:list-item>
          <text:p text:style-name="P13">Other Heavy triggers (e.g., “debt,” “addiction”) may include referrals with validation.</text:p>
        </text:list-item>
      </text:list>
      <text:h text:style-name="P4" text:outline-level="3">Constraints</text:h>
      <text:list text:style-name="L10">
        <text:list-item>
          <text:p text:style-name="P14"><text:span text:style-name="Strong_20_Emphasis">Verbosity</text:span>: Per tone.json (concise: 120 chars, standard: 300 chars, verbose: 600 chars for greetings/farewells).</text:p>
        </text:list-item>
        <text:list-item>
          <text:p text:style-name="P14"><text:soft-page-break/><text:span text:style-name="Strong_20_Emphasis">Tone</text:span>: Playful yet empathetic, per tone.json, with UK flair (e.g., “cuppa,” “blimey”).</text:p>
        </text:list-item>
        <text:list-item>
          <text:p text:style-name="P14"><text:span text:style-name="Strong_20_Emphasis">Compliance</text:span>: Aligns with dos-and-donts.json (e.g., no victim-blaming) and belief-anchors.json.</text:p>
        </text:list-item>
        <text:list-item>
          <text:p text:style-name="P14"><text:span text:style-name="Strong_20_Emphasis">Spellings</text:span>: UK style (e.g., “organise,” “colour”), enforced by triage.json clean_response.</text:p>
        </text:list-item>
        <text:list-item>
          <text:p text:style-name="P14"><text:span text:style-name="Strong_20_Emphasis">Session Expiry</text:span>: 24 hours, per triage.json.</text:p>
        </text:list-item>
      </text:list>
      <text:h text:style-name="P2" text:outline-level="2">Extensibility</text:h>
      <text:list text:style-name="L11">
        <text:list-item>
          <text:p text:style-name="P15"><text:span text:style-name="Strong_20_Emphasis">Adding Triggers</text:span>: Update triage.json keywords/phrases and map to advice.json templates or examples.json Q&amp;A.</text:p>
        </text:list-item>
        <text:list-item>
          <text:p text:style-name="P15"><text:span text:style-name="Strong_20_Emphasis">New Lunaisms/Metaphors</text:span>: Add to lexicon.json metaphorical_phrases, max 30 words, UK spellings.</text:p>
        </text:list-item>
        <text:list-item>
          <text:p text:style-name="P15"><text:span text:style-name="Strong_20_Emphasis">New Beliefs</text:span>: Append to belief-anchors.json with category, interpretation, and source.</text:p>
        </text:list-item>
        <text:list-item>
          <text:p text:style-name="P15"><text:span text:style-name="Strong_20_Emphasis">Testing</text:span>: Use mock queries (e.g., “I’m sad,” “bye”) to validate mood triage, response tone, and compliance.</text:p>
        </text:list-item>
      </text:list>
      <text:h text:style-name="P2" text:outline-level="2">Notes for Developers</text:h>
      <text:list text:style-name="L12">
        <text:list-item>
          <text:p text:style-name="P16">Always preserve existing content when updating files to avoid data loss.</text:p>
        </text:list-item>
        <text:list-item>
          <text:p text:style-name="P16">Test boundary triggers separately to ensure referral accuracy and sensitivity.</text:p>
        </text:list-item>
        <text:list-item>
          <text:p text:style-name="P16">Audit outputs for UK spellings and dos-and-donts.json compliance.</text:p>
        </text:list-item>
        <text:list-item>
          <text:p text:style-name="P16">Document new features or changes in this guide for team continuity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9T16:52:28.377407300</meta:creation-date>
    <dc:date>2025-06-19T16:52:55.557352600</dc:date>
    <meta:editing-duration>PT27S</meta:editing-duration>
    <meta:editing-cycles>1</meta:editing-cycles>
    <meta:document-statistic meta:table-count="0" meta:image-count="0" meta:object-count="0" meta:page-count="5" meta:paragraph-count="105" meta:word-count="1128" meta:character-count="8182" meta:non-whitespace-character-count="7249"/>
    <meta:generator>LibreOffice/25.2.2.2$Windows_X86_64 LibreOffice_project/7370d4be9e3cf6031a51beef54ff3bda878e3fac</meta:generator>
  </office:meta>
</office:document-meta>
</file>